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tserrat" svg:font-family="Montserrat"/>
    <style:font-face style:name="Montserrat1" svg:font-family="Montserrat" style:font-pitch="variable"/>
    <style:font-face style:name="Montserrat2" svg:font-family="Montserrat" style:font-family-generic="roman" style:font-pitch="variable"/>
    <style:font-face style:name="Montserrat3" svg:font-family="Montserrat"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5pt solid #000000" fo:border-right="none" fo:border-top="0.5pt solid #000000" fo:border-bottom="0.5pt solid #000000"/>
    </style:style>
    <style:style style:name="Tableau1.E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E2"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fo:padding="0.097cm" fo:border-left="0.5pt solid #000000" fo:border-right="none" fo:border-top="0.5pt solid #000000" fo:border-bottom="0.5pt solid #000000"/>
    </style:style>
    <style:style style:name="Tableau2.E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E2"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style:font-name="Montserrat1" fo:font-style="italic" style:font-style-asian="italic" style:font-style-complex="italic"/>
    </style:style>
    <style:style style:name="P2" style:family="paragraph" style:parent-style-name="Table_20_Contents">
      <style:text-properties style:font-name="Montserrat1" fo:font-style="italic" officeooo:rsid="0005388b" officeooo:paragraph-rsid="0005388b" style:font-style-asian="italic" style:font-style-complex="italic"/>
    </style:style>
    <style:style style:name="P3" style:family="paragraph" style:parent-style-name="normal">
      <style:paragraph-properties fo:line-height="100%" fo:orphans="0" fo:widows="0"/>
      <style:text-properties style:font-name="Montserrat1" fo:font-style="italic" officeooo:rsid="0005388b" officeooo:paragraph-rsid="0005388b" style:font-style-asian="italic" style:font-style-complex="italic"/>
    </style:style>
    <style:style style:name="P4" style:family="paragraph" style:parent-style-name="Table_20_Contents">
      <style:text-properties style:font-name="Montserrat1" fo:font-style="italic" officeooo:rsid="0006430c" officeooo:paragraph-rsid="0006430c" style:font-style-asian="italic" style:font-style-complex="italic"/>
    </style:style>
    <style:style style:name="P5" style:family="paragraph" style:parent-style-name="normal">
      <style:paragraph-properties fo:line-height="100%" fo:orphans="0" fo:widows="0"/>
      <style:text-properties style:font-name="Montserrat1" fo:font-style="italic" officeooo:rsid="000129cd" officeooo:paragraph-rsid="000129cd" style:font-style-asian="italic" style:font-style-complex="italic"/>
    </style:style>
    <style:style style:name="P6" style:family="paragraph" style:parent-style-name="normal">
      <style:paragraph-properties fo:line-height="100%" fo:orphans="0" fo:widows="0"/>
      <style:text-properties style:font-name="Montserrat1" fo:font-style="italic" officeooo:rsid="000129cd" officeooo:paragraph-rsid="00051465" style:font-style-asian="italic" style:font-style-complex="italic"/>
    </style:style>
    <style:style style:name="P7" style:family="paragraph" style:parent-style-name="normal">
      <style:paragraph-properties fo:line-height="100%" fo:orphans="0" fo:widows="0"/>
      <style:text-properties style:font-name="Montserrat1" fo:font-style="italic" style:font-style-asian="italic" style:font-style-complex="italic"/>
    </style:style>
    <style:style style:name="P8" style:family="paragraph" style:parent-style-name="Table_20_Contents">
      <style:text-properties style:font-name="Montserrat1" fo:font-size="10pt" officeooo:rsid="0006430c" officeooo:paragraph-rsid="0006430c" style:font-size-asian="10pt" style:font-size-complex="10pt"/>
    </style:style>
    <style:style style:name="P9" style:family="paragraph" style:parent-style-name="Table_20_Contents">
      <style:text-properties officeooo:paragraph-rsid="0006430c"/>
    </style:style>
    <style:style style:name="P10" style:family="paragraph" style:parent-style-name="normal">
      <style:paragraph-properties fo:line-height="100%" fo:orphans="0" fo:widows="0"/>
    </style:style>
    <style:style style:name="P11" style:family="paragraph" style:parent-style-name="normal">
      <style:paragraph-properties fo:line-height="100%" fo:orphans="0" fo:widows="0"/>
      <style:text-properties fo:color="#2c3338" loext:opacity="100%" style:font-name="Montserrat2" fo:font-style="italic" fo:background-color="#ffffff" style:font-name-asian="Montserrat3" style:font-style-asian="italic" style:font-name-complex="Montserrat3"/>
    </style:style>
    <style:style style:name="P12" style:family="paragraph" style:parent-style-name="Table_20_Contents">
      <style:text-properties style:font-name="Montserrat" officeooo:rsid="000f8db1" officeooo:paragraph-rsid="000f8db1"/>
    </style:style>
    <style:style style:name="P13" style:family="paragraph" style:parent-style-name="Table_20_Contents">
      <style:text-properties style:font-name="Montserrat" officeooo:rsid="000afc86" officeooo:paragraph-rsid="000afc86"/>
    </style:style>
    <style:style style:name="P14" style:family="paragraph" style:parent-style-name="Table_20_Contents">
      <style:text-properties style:font-name="Montserrat" officeooo:rsid="000be33a" officeooo:paragraph-rsid="000be33a"/>
    </style:style>
    <style:style style:name="P15" style:family="paragraph" style:parent-style-name="Table_20_Contents">
      <style:text-properties style:font-name="Montserrat" fo:font-style="italic" officeooo:rsid="000f8db1" officeooo:paragraph-rsid="000f8db1" style:font-style-asian="italic" style:font-style-complex="italic"/>
    </style:style>
    <style:style style:name="P16" style:family="paragraph" style:parent-style-name="Table_20_Contents">
      <style:text-properties style:font-name="Montserrat" fo:font-style="italic" officeooo:rsid="000afc86" officeooo:paragraph-rsid="000afc86" style:font-style-asian="italic" style:font-style-complex="italic"/>
    </style:style>
    <style:style style:name="P17" style:family="paragraph" style:parent-style-name="Table_20_Contents">
      <style:text-properties style:font-name="Montserrat" fo:font-style="italic" officeooo:rsid="000be33a" officeooo:paragraph-rsid="000be33a" style:font-style-asian="italic" style:font-style-complex="italic"/>
    </style:style>
    <style:style style:name="P18" style:family="paragraph" style:parent-style-name="Table_20_Contents">
      <style:text-properties style:font-name="Montserrat" fo:font-style="italic" officeooo:rsid="001061dc" officeooo:paragraph-rsid="001061dc" style:font-style-asian="italic" style:font-style-complex="italic"/>
    </style:style>
    <style:style style:name="P19" style:family="paragraph" style:parent-style-name="Table_20_Contents">
      <style:text-properties style:font-name="Montserrat" fo:font-style="italic" style:font-style-asian="italic" style:font-style-complex="italic"/>
    </style:style>
    <style:style style:name="P20" style:family="paragraph" style:parent-style-name="Table_20_Contents">
      <style:text-properties style:font-name="Montserrat" fo:font-style="italic" officeooo:rsid="00123ff4" officeooo:paragraph-rsid="00123ff4" style:font-style-asian="italic" style:font-style-complex="italic"/>
    </style:style>
    <style:style style:name="P21" style:family="paragraph" style:parent-style-name="Table_20_Contents">
      <style:text-properties style:font-name="Montserrat" fo:font-style="italic" officeooo:paragraph-rsid="00123ff4" style:font-style-asian="italic" style:font-style-complex="italic"/>
    </style:style>
    <style:style style:name="P22" style:family="paragraph" style:parent-style-name="Table_20_Contents">
      <style:text-properties officeooo:rsid="001061dc" officeooo:paragraph-rsid="001061dc"/>
    </style:style>
    <style:style style:name="P23" style:family="paragraph" style:parent-style-name="normal">
      <style:paragraph-properties fo:line-height="100%" fo:orphans="0" fo:widows="0"/>
      <style:text-properties fo:color="#000000" loext:opacity="100%"/>
    </style:style>
    <style:style style:name="P24" style:family="paragraph" style:parent-style-name="normal">
      <style:paragraph-properties fo:line-height="100%" fo:orphans="0" fo:widows="0"/>
      <style:text-properties fo:color="#000000" loext:opacity="100%" style:font-name="Montserrat2" fo:font-style="italic" fo:background-color="#ffffff" style:font-name-asian="Montserrat3" style:font-style-asian="italic" style:font-name-complex="Montserrat3"/>
    </style:style>
    <style:style style:name="P25" style:family="paragraph" style:parent-style-name="normal">
      <style:paragraph-properties fo:line-height="100%" fo:orphans="0" fo:widows="0"/>
    </style:style>
    <style:style style:name="P26" style:family="paragraph" style:parent-style-name="normal">
      <style:paragraph-properties fo:line-height="100%" fo:orphans="0" fo:widows="0"/>
      <style:text-properties fo:color="#8e86ae" loext:opacity="100%"/>
    </style:style>
    <style:style style:name="P27" style:family="paragraph" style:parent-style-name="normal">
      <style:paragraph-properties fo:line-height="100%" fo:orphans="0" fo:widows="0"/>
      <style:text-properties fo:color="#8e86ae" loext:opacity="100%" style:font-name="Montserrat2" fo:font-style="italic" fo:background-color="#ffffff" style:font-name-asian="Montserrat3" style:font-style-asian="italic" style:font-name-complex="Montserrat3"/>
    </style:style>
    <style:style style:name="P28" style:family="paragraph" style:parent-style-name="normal">
      <style:paragraph-properties fo:line-height="100%" fo:orphans="0" fo:widows="0"/>
      <style:text-properties fo:color="#000000" loext:opacity="100%"/>
    </style:style>
    <style:style style:name="P29" style:family="paragraph" style:parent-style-name="normal">
      <style:paragraph-properties fo:line-height="100%" fo:orphans="0" fo:widows="0"/>
      <style:text-properties fo:color="#000000" loext:opacity="100%" officeooo:paragraph-rsid="000f8db1"/>
    </style:style>
    <style:style style:name="P30" style:family="paragraph" style:parent-style-name="Heading_20_1">
      <style:text-properties style:font-name="Montserrat" fo:font-size="12pt" fo:font-style="italic" fo:font-weight="normal" officeooo:rsid="0013df22" officeooo:paragraph-rsid="0013df22" style:font-size-asian="12pt" style:font-style-asian="italic" style:font-weight-asian="normal" style:font-size-complex="12pt" style:font-style-complex="italic" style:font-weight-complex="normal"/>
    </style:style>
    <style:style style:name="P31" style:family="paragraph" style:parent-style-name="Table_20_Contents">
      <style:text-properties fo:color="#000000" loext:opacity="100%" style:font-name="Montserrat2" fo:font-style="italic" officeooo:rsid="000f8db1" officeooo:paragraph-rsid="000f8db1" style:font-name-asian="Montserrat3" style:font-style-asian="italic" style:font-name-complex="Montserrat3"/>
    </style:style>
    <style:style style:name="P32" style:family="paragraph" style:parent-style-name="Table_20_Contents">
      <style:text-properties officeooo:rsid="0013df22" officeooo:paragraph-rsid="0013df22"/>
    </style:style>
    <style:style style:name="P33" style:family="paragraph" style:parent-style-name="Table_20_Contents">
      <style:text-properties style:font-name="Montserrat" fo:font-style="italic" style:font-style-asian="italic" style:font-style-complex="italic"/>
    </style:style>
    <style:style style:name="P34" style:family="paragraph" style:parent-style-name="Table_20_Contents">
      <style:text-properties style:font-name="Montserrat" fo:font-style="italic" officeooo:rsid="0013df22" officeooo:paragraph-rsid="0013df22" style:font-style-asian="italic" style:font-style-complex="italic"/>
    </style:style>
    <style:style style:name="P35" style:family="paragraph" style:parent-style-name="Table_20_Contents">
      <style:text-properties style:font-name="Montserrat" fo:font-style="italic" officeooo:rsid="0013fcbd" officeooo:paragraph-rsid="0013fcbd" style:font-style-asian="italic" style:font-style-complex="italic"/>
    </style:style>
    <style:style style:name="P36" style:family="paragraph" style:parent-style-name="Table_20_Contents">
      <style:text-properties style:font-name="Montserrat" officeooo:rsid="0013df22" officeooo:paragraph-rsid="0013df22"/>
    </style:style>
    <style:style style:name="P37" style:family="paragraph" style:parent-style-name="Table_20_Contents">
      <style:text-properties style:font-name="Montserrat" fo:font-style="italic" fo:font-weight="normal" officeooo:rsid="000f8db1" officeooo:paragraph-rsid="000f8db1" style:font-style-asian="italic" style:font-weight-asian="normal" style:font-style-complex="italic" style:font-weight-complex="normal"/>
    </style:style>
    <style:style style:name="P38" style:family="paragraph" style:parent-style-name="Table_20_Contents">
      <style:text-properties style:font-name="Montserrat" fo:font-style="italic" officeooo:rsid="000afc86" officeooo:paragraph-rsid="000afc86" style:font-style-asian="italic" style:font-style-complex="italic"/>
    </style:style>
    <style:style style:name="P39" style:family="paragraph" style:parent-style-name="Table_20_Contents">
      <style:text-properties style:font-name="Montserrat" fo:font-style="italic" officeooo:rsid="000be33a" officeooo:paragraph-rsid="000be33a" style:font-style-asian="italic" style:font-style-complex="italic"/>
    </style:style>
    <style:style style:name="P40" style:family="paragraph" style:parent-style-name="Table_20_Contents">
      <style:text-properties style:font-name="Montserrat" fo:font-style="italic" officeooo:rsid="000f8db1" officeooo:paragraph-rsid="000f8db1" style:font-style-asian="italic" style:font-style-complex="italic"/>
    </style:style>
    <style:style style:name="P41" style:family="paragraph" style:parent-style-name="Table_20_Contents">
      <style:text-properties officeooo:rsid="0013fcbd" officeooo:paragraph-rsid="0013fcbd"/>
    </style:style>
    <style:style style:name="P42" style:family="paragraph" style:parent-style-name="Table_20_Contents">
      <style:text-properties officeooo:paragraph-rsid="0013fcbd"/>
    </style:style>
    <style:style style:name="T1" style:family="text">
      <style:text-properties style:font-name="Montserrat2" fo:font-weight="bold" style:font-name-asian="Montserrat3" style:font-weight-asian="bold" style:font-name-complex="Montserrat3"/>
    </style:style>
    <style:style style:name="T2" style:family="text">
      <style:text-properties style:font-name="Montserrat2" fo:font-style="italic" style:font-name-asian="Montserrat3" style:font-style-asian="italic" style:font-name-complex="Montserrat3"/>
    </style:style>
    <style:style style:name="T3" style:family="text">
      <style:text-properties style:font-name="Montserrat2" fo:font-style="italic" officeooo:rsid="000f8db1" style:font-name-asian="Montserrat3" style:font-style-asian="italic" style:font-name-complex="Montserrat3"/>
    </style:style>
    <style:style style:name="T4" style:family="text">
      <style:text-properties officeooo:rsid="00051465"/>
    </style:style>
    <style:style style:name="T5" style:family="text">
      <style:text-properties officeooo:rsid="0006430c"/>
    </style:style>
    <style:style style:name="T6" style:family="text">
      <style:text-properties style:font-name="Montserrat1" fo:font-size="10pt" fo:font-style="italic" style:font-name-asian="Montserrat3" style:font-size-asian="10pt" style:font-style-asian="italic" style:font-name-complex="Montserrat3" style:font-size-complex="10pt"/>
    </style:style>
    <style:style style:name="T7" style:family="text">
      <style:text-properties style:font-name="Montserrat1" fo:font-size="10pt" fo:font-style="italic" officeooo:rsid="0006430c" style:font-name-asian="Montserrat3" style:font-size-asian="10pt" style:font-style-asian="italic" style:font-name-complex="Montserrat3" style:font-size-complex="10pt"/>
    </style:style>
    <style:style style:name="T8" style:family="text">
      <style:text-properties fo:font-style="italic"/>
    </style:style>
    <style:style style:name="T9" style:family="text">
      <style:text-properties fo:font-style="italic" style:font-name-asian="Montserrat3" style:font-style-asian="italic" style:font-name-complex="Montserrat3"/>
    </style:style>
    <style:style style:name="T10" style:family="text">
      <style:text-properties fo:color="#2c3338" loext:opacity="100%" style:font-name="Montserrat2" fo:font-style="italic" fo:background-color="#ffffff" loext:char-shading-value="0" style:font-name-asian="Montserrat3" style:font-style-asian="italic" style:font-name-complex="Montserrat3"/>
    </style:style>
    <style:style style:name="T11" style:family="text">
      <style:text-properties officeooo:rsid="00096c79"/>
    </style:style>
    <style:style style:name="T12" style:family="text">
      <style:text-properties officeooo:rsid="000db09d"/>
    </style:style>
    <style:style style:name="T13" style:family="text">
      <style:text-properties officeooo:rsid="001061dc"/>
    </style:style>
    <style:style style:name="T14" style:family="text">
      <style:text-properties officeooo:rsid="00123ff4"/>
    </style:style>
    <style:style style:name="T15" style:family="text">
      <style:text-properties fo:language="fr" fo:country="FR"/>
    </style:style>
    <style:style style:name="T16" style:family="text">
      <style:text-properties officeooo:rsid="0013df22"/>
    </style:style>
    <style:style style:name="T17" style:family="text">
      <style:text-properties officeooo:rsid="0013fcbd"/>
    </style:style>
    <style:style style:name="T18" style:family="text">
      <style:text-properties fo:font-weight="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number-columns-repeated="5"/>
        <table:table-row>
          <table:table-cell table:style-name="Tableau1.A1" office:value-type="string">
            <text:p text:style-name="P10"><text:span text:style-name="T1">Besoin </text:span><text:span text:style-name="T1"/></text:p>
          </table:table-cell>
          <table:table-cell table:style-name="Tableau1.A1" office:value-type="string">
            <text:p text:style-name="P10"><text:span text:style-name="T1">Contraintes</text:span><text:span text:style-name="T1"/></text:p>
          </table:table-cell>
          <table:table-cell table:style-name="Tableau1.A1" office:value-type="string">
            <text:p text:style-name="P10"><text:span text:style-name="T1">Solution</text:span><text:span text:style-name="T1"/></text:p>
          </table:table-cell>
          <table:table-cell table:style-name="Tableau1.A1" office:value-type="string">
            <text:p text:style-name="P10"><text:span text:style-name="T1">Description de la solution</text:span><text:span text:style-name="T1"/></text:p>
          </table:table-cell>
          <table:table-cell table:style-name="Tableau1.E1" office:value-type="string">
            <text:p text:style-name="P10"><text:span text:style-name="T1">Justification (2 arguments)</text:span><text:span text:style-name="T1"/></text:p>
          </table:table-cell>
        </table:table-row>
        <table:table-row>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7"/>
          </table:table-cell>
          <table:table-cell table:style-name="Tableau1.E2" office:value-type="string">
            <text:p text:style-name="P26"/>
          </table:table-cell>
        </table:table-row>
        <table:table-row>
          <table:table-cell table:style-name="Tableau1.A2" office:value-type="string">
            <text:p text:style-name="P3">Intégration de la Landing Page</text:p>
            <text:p text:style-name="P6"/>
          </table:table-cell>
          <table:table-cell table:style-name="Tableau1.A2" office:value-type="string">
            <text:p text:style-name="P2">Utilisation stricte de la maquette Figma</text:p>
          </table:table-cell>
          <table:table-cell table:style-name="Tableau1.A2" office:value-type="string">
            <text:p text:style-name="P2">HTML5 CSS3</text:p>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7"/>
            <text:p text:style-name="P5"/>
            <text:p text:style-name="P5"/>
            <text:p text:style-name="P5"/>
            <text:p text:style-name="P5">Mise en page d’une page <text:span text:style-name="T5">de login</text:span></text:p>
            <text:p text:style-name="P7"/>
            <text:p text:style-name="P7"/>
            <text:p text:style-name="P7"/>
            <text:p text:style-name="P7"/>
          </table:table-cell>
          <table:table-cell table:style-name="Tableau1.A2" office:value-type="string">
            <text:p text:style-name="P7"/>
            <text:p text:style-name="P5">On peut atteindre <text:span text:style-name="T5">cette page</text:span> en cliquant sur un bouton depuis la page d’accueil. <text:span text:style-name="T4">La connexion se fait via une modale. </text:span></text:p>
          </table:table-cell>
          <table:table-cell table:style-name="Tableau1.A2" office:value-type="string">
            <text:p text:style-name="P1"/>
            <text:p text:style-name="P2">react-modal</text:p>
          </table:table-cell>
          <table:table-cell table:style-name="Tableau1.A2" office:value-type="string">
            <text:p text:style-name="P10"/>
            <text:p text:style-name="P10"><text:span text:style-name="T2">Cette librairie React permet de créer simplement des modales performantes, accessibles avec un minimum de code.</text:span><text:span text:style-name="T10"/></text:p>
            <text:p text:style-name="P11"/>
          </table:table-cell>
          <table:table-cell table:style-name="Tableau1.E2" office:value-type="string">
            <text:p text:style-name="P10"/>
            <text:p text:style-name="P10"><text:span text:style-name="T2"><text:s/>1) Nous avons choisi de développer en React, la librairie est cohérente avec ce choix.</text:span><text:span text:style-name="T2"/></text:p>
            <text:p text:style-name="P10"><text:span text:style-name="T2">2) Il s'agit de la librairie la plus utilisée.</text:span><text:span text:style-name="T2"/></text:p>
          </table:table-cell>
        </table:table-row>
        <table:table-row>
          <table:table-cell table:style-name="Tableau1.A2" office:value-type="string">
            <text:p text:style-name="P2">Validation du formulaire</text:p>
          </table:table-cell>
          <table:table-cell table:style-name="Tableau1.A2" office:value-type="string">
            <text:p text:style-name="P3">Le formulaire doit <text:span text:style-name="T11">se remplir depuis une modale</text:span></text:p>
          </table:table-cell>
          <table:table-cell table:style-name="Tableau1.A2" office:value-type="string">
            <text:p text:style-name="P4">Formik</text:p>
          </table:table-cell>
          <table:table-cell table:style-name="Tableau1.A2" office:value-type="string">
            <text:p text:style-name="P4">Formik est une librairie faite pour React qui permet de créer facilement des formulaires</text:p>
          </table:table-cell>
          <table:table-cell table:style-name="Tableau1.E2" office:value-type="string">
            <text:p text:style-name="P8">1) <text:span text:style-name="T9">Il s'agit de la librairie la plus populaire.</text:span></text:p>
            <text:p text:style-name="P9"><text:span text:style-name="T7">2) Formik est polyvalent et </text:span><text:span text:style-name="T6">regorge de dizaines de fonctionnalités. </text:span><text:span text:style-name="T7">Exemple : </text:span><text:span text:style-name="T6"><text:s/></text:span><text:span text:style-name="T7">les </text:span><text:span text:style-name="T6">types de validation, la gestion des erreurs d'API, l'enregistrement automatique des données de formulaires</text:span><text:span text:style-name="T2"> </text:span></text:p>
          </table:table-cell>
        </table:table-row>
        <table:table-row>
          <table:table-cell table:style-name="Tableau1.A2" office:value-type="string">
            <text:p text:style-name="P13">Utilisation d’une base de données afin d’y stocker les adresses mails de connexion des utilisateurs</text:p>
          </table:table-cell>
          <table:table-cell table:style-name="Tableau1.A2" office:value-type="string">
            <text:p text:style-name="P13">La connexion à la base de données se fera via une API</text:p>
          </table:table-cell>
          <table:table-cell table:style-name="Tableau1.A2" office:value-type="string">
            <text:p text:style-name="P13">Node.js</text:p>
          </table:table-cell>
          <table:table-cell table:style-name="Tableau1.A2" office:value-type="string">
            <text:p text:style-name="P14">Node.js est un langage de programmation back-end qui permet la création d’API.</text:p>
          </table:table-cell>
          <table:table-cell table:style-name="Tableau1.E2" office:value-type="string">
            <text:p text:style-name="P12">1) Utilisation du langage Javascript ce qui permettra de le front-end et back-end avec un seul langage. 2) <text:span text:style-name="T12">Rapidité d’exécution des appels vers le serveur, cela favorise la rapidité des réponses de la base de données.</text:span></text:p>
          </table:table-cell>
        </table:table-row>
        <table:table-row>
          <table:table-cell table:style-name="Tableau1.A2" office:value-type="string">
            <text:p text:style-name="P23"/>
            <text:p text:style-name="P23"><text:soft-page-break/><text:span text:style-name="T2">Création d'une catégorie de </text:span><text:span text:style-name="T3">plat</text:span><text:span text:style-name="T2"/></text:p>
            <text:p text:style-name="P23"/>
            <text:p text:style-name="P23"/>
            <text:p text:style-name="P23"/>
            <text:p text:style-name="P23"/>
            <text:p text:style-name="P23"/>
          </table:table-cell>
          <table:table-cell table:style-name="Tableau1.A2" office:value-type="string">
            <text:p text:style-name="P23"/>
            <text:p text:style-name="P23"><text:soft-page-break/><text:span text:style-name="T2">L'ajout d'une catégorie doit pouvoir se faire directement sur l'écran de création de menu depuis une modale.</text:span><text:span text:style-name="T2"/></text:p>
          </table:table-cell>
          <table:table-cell table:style-name="Tableau1.A2" office:value-type="string">
            <text:p text:style-name="P23"/>
            <text:p text:style-name="P23"><text:soft-page-break/><text:span text:style-name="T3">R</text:span><text:span text:style-name="T2">eact-modal </text:span><text:span text:style-name="T2"/></text:p>
          </table:table-cell>
          <table:table-cell table:style-name="Tableau1.A2" office:value-type="string">
            <text:p text:style-name="P23"/>
            <text:p text:style-name="P23"><text:soft-page-break/><text:span text:style-name="T2">Cette librairie React permet de créer simplement des modales performantes, accessibles avec un minimum de code.</text:span><text:span text:style-name="T10"/></text:p>
            <text:p text:style-name="P24"/>
          </table:table-cell>
          <table:table-cell table:style-name="Tableau1.E2" office:value-type="string">
            <text:p text:style-name="P23"/>
            <text:p text:style-name="P23"><text:soft-page-break/><text:span text:style-name="T2"><text:s/>1) Nous avons choisi de développer en React, la librairie est cohérente avec ce choix.</text:span><text:span text:style-name="T2"/></text:p>
            <text:p text:style-name="P23"><text:span text:style-name="T2">2) Il s'agit de la librairie la plus utilisée.</text:span><text:span text:style-name="T2"/></text:p>
          </table:table-cell>
        </table:table-row>
        <table:table-row>
          <table:table-cell table:style-name="Tableau1.A2" office:value-type="string">
            <text:p text:style-name="P37">Réutilisation d’une catégorie de plat existant</text:p>
          </table:table-cell>
          <table:table-cell table:style-name="Tableau1.A2" office:value-type="string">
            <text:p text:style-name="P37">La réutilisation de la catégorie précédemment créer doit pouvoir se faire depuis la modale « Créer un menu »</text:p>
          </table:table-cell>
          <table:table-cell table:style-name="Tableau1.A2" office:value-type="string">
            <text:p text:style-name="P37">Node.js et <text:span text:style-name="T16">React(VirtualDOM)</text:span></text:p>
          </table:table-cell>
          <table:table-cell table:style-name="Tableau1.A2" office:value-type="string">
            <text:p text:style-name="P37">En interrogeant l’API conçue avec Node.js, on obtient une liste des catégories précédemment créée. Nous pouvons afficher le résultat dynamiquement <text:span text:style-name="T16">avec React</text:span></text:p>
          </table:table-cell>
          <table:table-cell table:style-name="Tableau1.E2" office:value-type="string">
            <text:p text:style-name="P34">1) Cette approche permet beaucoup de flexibilité dans les modifications du DOM.</text:p>
            <text:p text:style-name="P34">2) React calcule de manière autonome les changements qui doivent être faits, cela permet de gagner beaucoup de temps.</text:p>
          </table:table-cell>
        </table:table-row>
        <table:table-row>
          <table:table-cell table:style-name="Tableau1.A2" office:value-type="string">
            <text:p text:style-name="P29"><text:span text:style-name="T2">L'ajout d'un </text:span><text:span text:style-name="T3">plat </text:span><text:span text:style-name="T2"/></text:p>
          </table:table-cell>
          <table:table-cell table:style-name="Tableau1.A2" office:value-type="string">
            <text:p text:style-name="P31">L'ajout d'une catégorie doit pouvoir se faire directement sur l'écran de création de menu depuis une modale.</text:p>
          </table:table-cell>
          <table:table-cell table:style-name="Tableau1.A2" office:value-type="string">
            <text:p text:style-name="P23"/>
            <text:p text:style-name="P23"><text:span text:style-name="T3">R</text:span><text:span text:style-name="T2">eact-modal </text:span><text:span text:style-name="T2"/></text:p>
          </table:table-cell>
          <table:table-cell table:style-name="Tableau1.A2" office:value-type="string">
            <text:p text:style-name="P23"/>
            <text:p text:style-name="P23"><text:span text:style-name="T2">Cette librairie React permet de créer simplement des modales performantes, accessibles avec un minimum de code.</text:span><text:span text:style-name="T10"/></text:p>
            <text:p text:style-name="P24"/>
          </table:table-cell>
          <table:table-cell table:style-name="Tableau1.E2" office:value-type="string">
            <text:p text:style-name="P23"/>
            <text:p text:style-name="P23"><text:span text:style-name="T2"><text:s/>1) Nous avons choisi de développer en React, la librairie est cohérente avec ce choix.</text:span><text:span text:style-name="T2"/></text:p>
            <text:p text:style-name="P23"><text:span text:style-name="T2">2) Il s'agit de la librairie la plus utilisée.</text:span><text:span text:style-name="T2"/></text:p>
          </table:table-cell>
        </table:table-row>
        <table:table-row>
          <table:table-cell table:style-name="Tableau1.A2" office:value-type="string">
            <text:p text:style-name="P15">Validation d’un plat</text:p>
          </table:table-cell>
          <table:table-cell table:style-name="Tableau1.A2" office:value-type="string">
            <text:p text:style-name="P15">Le formulaire doit être relié en base de données à la catégorie utilisée</text:p>
          </table:table-cell>
          <table:table-cell table:style-name="Tableau1.A2" office:value-type="string">
            <text:p text:style-name="P16">Node.js</text:p>
          </table:table-cell>
          <table:table-cell table:style-name="Tableau1.A2" office:value-type="string">
            <text:p text:style-name="P17">Node.js est un langage de programmation back-end qui permet la création d’API.</text:p>
          </table:table-cell>
          <table:table-cell table:style-name="Tableau1.E2" office:value-type="string">
            <text:p text:style-name="P15">1) Utilisation du langage Javascript ce qui permettra de le front-end et back-end avec un seul langage. 2) <text:span text:style-name="T12">Rapidité d’exécution des appels vers le serveur, cela favorise la rapidité des réponses de la base de </text:span><text:soft-page-break/><text:span text:style-name="T12">données.</text:span></text:p>
          </table:table-cell>
        </table:table-row>
        <table:table-row>
          <table:table-cell table:style-name="Tableau1.A2" office:value-type="string">
            <text:p text:style-name="P22">Personnalisation du menu</text:p>
          </table:table-cell>
          <table:table-cell table:style-name="Tableau1.A2" office:value-type="string">
            <text:p text:style-name="P22">Les options doivent être ajoutées dans la modale. Un rendu visuel doit se faire en temps réel à côté de la modale.</text:p>
          </table:table-cell>
          <table:table-cell table:style-name="Tableau1.A2" office:value-type="string">
            <text:p text:style-name="P22"/>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18">Télécharger le PDF du menu crée</text:p>
          </table:table-cell>
          <table:table-cell table:style-name="Tableau1.A2" office:value-type="string">
            <text:p text:style-name="P18">L’export en PDF doit pouvoir se faire directement depuis l’application sans rien enregistrer sur l’ordinateur au préalable.</text:p>
          </table:table-cell>
          <table:table-cell table:style-name="Tableau1.A2" office:value-type="string">
            <text:p text:style-name="P18">React - pdf</text:p>
          </table:table-cell>
          <table:table-cell table:style-name="Tableau1.A2" office:value-type="string">
            <text:p text:style-name="P19">La librairie react-pdf permet de créer des PDFs comme s’il s’agissait d’une application react web classique. <text:span text:style-name="T13">React – pdf </text:span>nous permet de fabriquer des certificats, ou des versions imprimables.</text:p>
          </table:table-cell>
          <table:table-cell table:style-name="Tableau1.E2" office:value-type="string">
            <text:p text:style-name="P20">1) React-PDF est très simple à installer et à prendre en main.</text:p>
            <text:p text:style-name="P21"><text:span text:style-name="T14">2) React-PDF</text:span><text:span text:style-name="T15"> implémente des types de composants personnalisés qui vous permettent de structurer votre document PDF.</text:span></text:p>
            <text:p text:style-name="P20"/>
          </table:table-cell>
        </table:table-row>
        <table:table-row>
          <table:table-cell table:style-name="Tableau1.A2" office:value-type="string">
            <text:p text:style-name="P19">Impression d’un menu</text:p>
          </table:table-cell>
          <table:table-cell table:style-name="Tableau1.A2" office:value-type="string">
            <text:p text:style-name="P19">La demande d’impression d’un menu doit pouvoir se faire depuis la page d’accueil et être en lien avec le back-office de Qwenta pour le passage en commande.</text:p>
          </table:table-cell>
          <table:table-cell table:style-name="Tableau1.A2" office:value-type="string">
            <text:p text:style-name="P19">react-to-print</text:p>
          </table:table-cell>
          <table:table-cell table:style-name="Tableau1.A2" office:value-type="string">
            <text:p text:style-name="P19"><text:span text:style-name="T16">I</text:span>l s'agit d'un package npm qui vise à donner aux utilisateurs finaux la possibilité d'imprimer le contenu d'un composant en ouvrant une fenêtre d'impression</text:p>
            <text:p text:style-name="P19"/>
          </table:table-cell>
          <table:table-cell table:style-name="Tableau1.E2" office:value-type="string">
            <text:p text:style-name="P19">1) React-to-print tient compte du css appliqué sur la page que l’on souhaite imprimer.</text:p>
            <text:p text:style-name="P19">2) Permet d’imprimer seulement une partie du site.</text:p>
          </table:table-cell>
        </table:table-row>
        <table:table-row>
          <table:table-cell table:style-name="Tableau1.A2" office:value-type="string">
            <text:p text:style-name="P34">Visualisation des menus précédents</text:p>
          </table:table-cell>
          <table:table-cell table:style-name="Tableau1.A2" office:value-type="string">
            <text:p text:style-name="P34">L’ensemble des opérations (consultation, modification, suppression, création) doit pouvoir se faire en un seul endroit.</text:p>
          </table:table-cell>
          <table:table-cell table:style-name="Tableau1.A2" office:value-type="string">
            <text:p text:style-name="P34">Affichage dynamique via React VirtualDOM</text:p>
          </table:table-cell>
          <table:table-cell table:style-name="Tableau1.A2" office:value-type="string">
            <text:p text:style-name="P34">Le virtual DOM permet de représenter et de modifier une interface utilisateur conservée en mémoire.</text:p>
          </table:table-cell>
          <table:table-cell table:style-name="Tableau1.E2" office:value-type="string">
            <text:p text:style-name="P34">1) Cette approche permet beaucoup de flexibilité dans les modifications du DOM.</text:p>
            <text:p text:style-name="P34">2) React calcule de manière autonome les changements qui doivent être faits, cela <text:soft-page-break/>permet de gagner beaucoup de temps.</text:p>
          </table:table-cell>
        </table:table-row>
        <table:table-row>
          <table:table-cell table:style-name="Tableau1.A2" office:value-type="string">
            <text:p text:style-name="P36">Exportation Deliveroo</text:p>
          </table:table-cell>
          <table:table-cell table:style-name="Tableau1.A2" office:value-type="string">
            <text:p text:style-name="P36">L’envoi des menus doit se faire via une API Deliveroo dédiée.</text:p>
          </table:table-cell>
          <table:table-cell table:style-name="Tableau1.A2" office:value-type="string">
            <text:p text:style-name="P36">API deliveroo + react-convert-image</text:p>
          </table:table-cell>
          <table:table-cell table:style-name="Tableau1.A2" office:value-type="string">
            <text:p text:style-name="P36">React-convert-image est une librairie permettant de convertir du code en image au format WebP</text:p>
          </table:table-cell>
          <table:table-cell table:style-name="Tableau1.E2" office:value-type="string">
            <text:p text:style-name="P36">1) React-convert-image est très simple à installer. </text:p>
            <text:p text:style-name="P36">2) Le format WebP a l’avantage d’être très léger, cela permet de créer des pages fluides et rapides.</text:p>
          </table:table-cell>
        </table:table-row>
      </table:table>
      <table:table table:name="Tableau2" table:style-name="Tableau2">
        <table:table-column table:style-name="Tableau2.A" table:number-columns-repeated="5"/>
        <table:table-row>
          <table:table-cell table:style-name="Tableau2.A1" office:value-type="string">
            <text:p text:style-name="P34">Partage sur Instagram</text:p>
          </table:table-cell>
          <table:table-cell table:style-name="Tableau2.A1" office:value-type="string">
            <text:p text:style-name="P34">Il faut mettre les images au format carré pour l’envoi sur Instagram. Connexion vers Instagram via une API dédiée.</text:p>
          </table:table-cell>
          <table:table-cell table:style-name="Tableau2.A1" office:value-type="string">
            <text:h text:style-name="P30" text:outline-level="1"><text:bookmark text:name="api-graph-pour-instagram"/>API Graph pour Instagram</text:h>
            <text:p text:style-name="P34"/>
          </table:table-cell>
          <table:table-cell table:style-name="Tableau2.A1" office:value-type="string">
            <text:p text:style-name="P19">L’API Graph pour Instagram permet aux professionnel·les Instagram d’utiliser <text:span text:style-name="T16">l’</text:span> application pour gérer leur présence sur Instagram. Ces professionnel·les peuvent utiliser l’API pour obtenir et publier leur contenu multimédia, répondre aux commentaires sur leur contenu multimédia et les gérer, identifier les contenus sur lesquels ils et elles ont été @mentionné·es </text:p>
          </table:table-cell>
          <table:table-cell table:style-name="Tableau2.E1" office:value-type="string">
            <text:p text:style-name="P34">1) l’API permet de faire un grand nombre d’opérations pour ces utilisateurs (gérer les vidéos, les images, les soties…)</text:p>
            <text:p text:style-name="P34">2)L’API est sécurisée directement par Facebook (META)</text:p>
          </table:table-cell>
        </table:table-row>
        <table:table-row>
          <table:table-cell table:style-name="Tableau2.A2" office:value-type="string">
            <text:p text:style-name="P32">Déconnexion de son compte</text:p>
          </table:table-cell>
          <table:table-cell table:style-name="Tableau2.A2" office:value-type="string">
            <text:p text:style-name="P32">Le restaurateur doit pouvoir se déconnecter depuis n’importe quelle page connectée</text:p>
          </table:table-cell>
          <table:table-cell table:style-name="Tableau2.A2" office:value-type="string">
            <text:p text:style-name="P41"><text:span text:style-name="T18">JSON Web Token</text:span> (JWT) </text:p>
          </table:table-cell>
          <table:table-cell table:style-name="Tableau2.A2" office:value-type="string">
            <text:p text:style-name="P42"><text:span text:style-name="T17">Ce standard </text:span>permet l'échange sécurisé de jetons (tokens) entre plusieurs parties <text:span text:style-name="T17">ou pages</text:span>. Cette <text:soft-page-break/>sécurité de l’échange se traduit par la vérification de l'intégrité et de <text:a xlink:type="simple" xlink:href="https://fr.wikipedia.org/wiki/Authentification" text:style-name="Internet_20_link" text:visited-style-name="Visited_20_Internet_20_Link"><text:span text:style-name="T8">l'authenticité</text:span></text:a> des données </text:p>
          </table:table-cell>
          <table:table-cell table:style-name="Tableau2.E2" office:value-type="string">
            <text:p text:style-name="P41">1) simplicité d’utilisation : le JSON Web Token permet de facilement partager les <text:soft-page-break/>données d’authentification.</text:p>
          </table:table-cell>
        </table:table-row>
        <table:table-row>
          <table:table-cell table:style-name="Tableau2.A2" office:value-type="string">
            <text:p text:style-name="P35">Modifications des infos utilisateurs</text:p>
          </table:table-cell>
          <table:table-cell table:style-name="Tableau2.A2" office:value-type="string">
            <text:p text:style-name="P35">Le restaurateur, une fois connecté, doit pouvoir modifier lui même son profil.</text:p>
          </table:table-cell>
          <table:table-cell table:style-name="Tableau2.A2" office:value-type="string">
            <text:p text:style-name="P16">Node.js</text:p>
          </table:table-cell>
          <table:table-cell table:style-name="Tableau2.A2" office:value-type="string">
            <text:p text:style-name="P17">Node.js est un langage de programmation back-end qui permet la création d’API.</text:p>
          </table:table-cell>
          <table:table-cell table:style-name="Tableau2.E2" office:value-type="string">
            <text:p text:style-name="P15">1) Utilisation du langage Javascript ce qui permettra de le front-end et back-end avec un seul langage. 2) <text:span text:style-name="T12">Rapidité d’exécution des appels vers le serveur, cela favorise la rapidité des réponses de la base de données.</text:span></text:p>
          </table:table-cell>
        </table:table-row>
        <table:table-row>
          <table:table-cell table:style-name="Tableau2.A2" office:value-type="string">
            <text:p text:style-name="P35">Intégration du dash-board</text:p>
          </table:table-cell>
          <table:table-cell table:style-name="Tableau2.A2" office:value-type="string">
            <text:p text:style-name="P35">Accès aux 3 dernier articles de blog de Qwenta qui parlent de MenuMaker</text:p>
          </table:table-cell>
          <table:table-cell table:style-name="Tableau2.A2" office:value-type="string">
            <text:p text:style-name="P34"><text:span text:style-name="T17">Connexion au blog de Qwenta avec l’a</text:span>ffichage dynamique via React VirtualDOM</text:p>
          </table:table-cell>
          <table:table-cell table:style-name="Tableau2.A2" office:value-type="string">
            <text:p text:style-name="P34">Le virtual DOM permet de représenter et de modifier une interface utilisateur conservée en mémoire.</text:p>
          </table:table-cell>
          <table:table-cell table:style-name="Tableau2.E2" office:value-type="string">
            <text:p text:style-name="P34">1) Cette approche permet beaucoup de flexibilité dans les modifications du DOM.</text:p>
            <text:p text:style-name="P34">2) React calcule de manière autonome les changements qui doivent être faits, cela permet de gagner beaucoup de temps.</text:p>
          </table:table-cell>
        </table:table-row>
        <table:table-row>
          <table:table-cell table:style-name="Tableau2.A2" office:value-type="string">
            <text:p text:style-name="P35">Branding restaurateur</text:p>
          </table:table-cell>
          <table:table-cell table:style-name="Tableau2.A2" office:value-type="string">
            <text:p text:style-name="P19">Le restaurateur doit pouvoir ajouter / modifier / supprimer <text:span text:style-name="T17">son logo ou les couleurs de base</text:span></text:p>
          </table:table-cell>
          <table:table-cell table:style-name="Tableau2.A2" office:value-type="string">
            <text:p text:style-name="P34"><text:span text:style-name="T17">Connexion au blog de Qwenta avec l’a</text:span>ffichage dynamique via React VirtualDOM</text:p>
          </table:table-cell>
          <table:table-cell table:style-name="Tableau2.A2" office:value-type="string">
            <text:p text:style-name="P34">Le virtual DOM permet de représenter et de modifier une interface utilisateur conservée en mémoire.</text:p>
          </table:table-cell>
          <table:table-cell table:style-name="Tableau2.E2" office:value-type="string">
            <text:p text:style-name="P34">1) Cette approche permet beaucoup de flexibilité dans les modifications du DOM.</text:p>
            <text:p text:style-name="P34">2) React calcule de manière autonome les changements <text:soft-page-break/>qui doivent être faits, cela permet de gagner beaucoup de temps.</text:p>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E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E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E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E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tserrat" svg:font-family="Montserrat"/>
    <style:font-face style:name="Montserrat1" svg:font-family="Montserrat" style:font-pitch="variable"/>
    <style:font-face style:name="Montserrat2" svg:font-family="Montserrat" style:font-family-generic="roman" style:font-pitch="variable"/>
    <style:font-face style:name="Montserrat3" svg:font-family="Montserrat"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20T18:14:25.234000000</meta:creation-date>
    <dc:date>2023-04-21T11:03:05.800000000</dc:date>
    <meta:editing-duration>PT4H16M22S</meta:editing-duration>
    <meta:editing-cycles>13</meta:editing-cycles>
    <meta:generator>LibreOffice/7.5.0.3$Windows_X86_64 LibreOffice_project/c21113d003cd3efa8c53188764377a8272d9d6de</meta:generator>
    <meta:document-statistic meta:table-count="2" meta:image-count="0" meta:object-count="0" meta:page-count="6" meta:paragraph-count="102" meta:word-count="1188" meta:character-count="7626" meta:non-whitespace-character-count="6525"/>
  </office:meta>
</office:document-meta>
</file>